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07T10:00:00" calcext:value-type="date">
            <text:p>04/07/22 10:00 AM</text:p>
          </table:table-cell>
          <table:table-cell table:style-name="ce15" table:formula="of:=[.B107]-[.A107]" office:value-type="time" office:time-value="PT00H00M00S" calcext:value-type="time">
            <text:p>00:00:00</text:p>
          </table:table-cell>
          <table:table-cell table:style-name="ce7" table:formula="of:=[.C107]+[.D106]" office:value-type="time" office:time-value="PT05H05M00S" calcext:value-type="time">
            <text:p>05:05:00</text:p>
          </table:table-cell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2">
      <number:month/>
      <number:text>/</number:text>
      <number:day/>
      <number:text>/</number:text>
      <number:year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6:58:20.5042831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8T16:59:18.952733164</dc:date>
    <meta:editing-cycles>174</meta:editing-cycles>
    <meta:editing-duration>P2DT6H58M57S</meta:editing-duration>
    <meta:generator>LibreOffice/7.2.4.1$NetBSD_X86_64 LibreOffice_project/20$Build-1</meta:generator>
    <meta:document-statistic meta:table-count="1" meta:cell-count="515" meta:object-count="0"/>
    <meta:user-defined meta:name="AppVersion">15.0000</meta:user-defined>
  </office:meta>
</office:document-meta>
</file>